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4.6792in" table:align="margins" fo:keep-with-next="always"/>
    </style:style>
    <style:style style:name="Table1.A" style:family="table-column">
      <style:table-column-properties style:column-width="4.6792in" style:rel-column-width="65535*"/>
    </style:style>
    <style:style style:name="Table2" style:family="table">
      <style:table-properties style:width="4.6792in" table:align="margins" fo:keep-with-next="always"/>
    </style:style>
    <style:style style:name="Table2.A" style:family="table-column">
      <style:table-column-properties style:column-width="4.6792in" style:rel-column-width="65535*"/>
    </style:style>
    <style:style style:name="Table2.A1" style:family="table-cell">
      <style:table-cell-properties fo:padding="0.0382in" fo:border="none"/>
    </style:style>
    <style:style style:name="P1" style:family="paragraph" style:parent-style-name="Table">
      <style:text-properties style:font-name="Arial"/>
    </style:style>
    <style:style style:name="P2" style:family="paragraph" style:parent-style-name="analysis">
      <style:text-properties style:font-name="Arial"/>
    </style:style>
    <style:style style:name="P3" style:family="paragraph" style:parent-style-name="Preformatted_20_Text">
      <style:text-properties style:font-name="Arial"/>
    </style:style>
    <style:style style:name="P4" style:family="paragraph" style:parent-style-name="output">
      <style:text-properties style:font-name="Arial"/>
    </style:style>
    <style:style style:name="P5" style:family="paragraph" style:parent-style-name="supplemental">
      <style:text-properties style:font-name="Arial"/>
    </style:style>
    <style:style style:name="T1" style:family="text">
      <style:text-properties style:font-name="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ventions Used in the Book </text:h>
      <text:p text:style-name="Preformatted_20_Text">The various styles used in the book along with their meaning, are listed below. The basic paragraph format is the font you see here with each paragraph indented. </text:p>
      <text:p text:style-name="P3"/>
      <text:p text:style-name="Preformatted_20_Text">Information that is supplemental to the topic being discussed will be presented in the format below. </text:p>
      <text:p text:style-name="P3"/>
      <text:p text:style-name="P5">These colored boxes have additional, supplemental or historical information associated with the current topic being discussed. </text:p>
      <text:p text:style-name="P3"/>
      <text:p text:style-name="Preformatted_20_Text">Source code is listed in a fixed font with borders to delimit the code segment. You should always type in the programs. Most are small and can be entered into the editor in just a couple of minutes. The physical act of typing in the programs will help you learn the vocabulary and structure of FreeBasic. You do not type in the line numbers; they are only for referencing the code in the text. The file name for the program is located after the code segment. </text:p>
      <text:p text:style-name="P3"/>
      <table:table table:name="Table1" table:style-name="Table1">
        <table:table-column table:style-name="Table1.A"/>
        <table:table-row>
          <table:table-cell office:value-type="string">
            <text:p text:style-name="code">Cls </text:p>
            <text:p text:style-name="code">Print "Hello World From FreeBasic!" </text:p>
            <text:p text:style-name="code">Sleep </text:p>
            <text:p text:style-name="code">End </text:p>
          </table:table-cell>
        </table:table-row>
      </table:table>
      <text:p text:style-name="Table"><text:span text:style-name="T1">Listing </text:span><text:span text:style-name="T1"><text:sequence text:ref-name="refTable0" text:name="Table" text:formula="ooow:Table+1" style:num-format="1">1</text:sequence></text:span><text:span text:style-name="T1">: <text:s/>helloworld.bas</text:span> </text:p>
      <text:p text:style-name="P1"/>
      <text:p text:style-name="P3">Following each listing is an analysis paragraph which explains how the program works It is marked by the word Analysis: in bold with a fixed font. Even though many of the keywords you will see may have not be discussed in detail in the text, seeing these keywords in action will help you become familiar with the vocabulary of FreeBasic. </text:p>
      <text:p text:style-name="P3"/>
      <text:p text:style-name="P2"><text:soft-page-break/><text:tab/>Analysis: This will mark the beginning of an analysis section. The code will be discussed in this section. <text:s/>Since there will be no line numbers you will need to read the code carefully.</text:p>
      <text:p text:style-name="P3"/>
      <text:p text:style-name="P3">The output of a program is listed in a fixed font and enclosed in a gray box as shown below. This output is given so you can compare the results to see if you have entered the program correctly. </text:p>
      <text:p text:style-name="P3"/>
      <table:table table:name="Table2" table:style-name="Table2">
        <table:table-column table:style-name="Table2.A"/>
        <table:table-row>
          <table:table-cell table:style-name="Table2.A1" office:value-type="string">
            <text:p text:style-name="P4">Hello World from FreeBasic!</text:p>
          </table:table-cell>
        </table:table-row>
      </table:table>
      <text:p text:style-name="P1">Output 1.1: HelloWorld.bas</text:p>
      <text:p text:style-name="P3">A potential problem is shown with a Caution paragraph. It is formatted similarly to the Analysis paragraph. </text:p>
      <text:p text:style-name="P3"/>
      <text:p text:style-name="caution">Caution: This style will alert you to potential problems and offer some remedies or tips to avoid them. </text:p>
      <text:p text:style-name="Standard"/>
      <text:p text:style-name="P3">If we look at the fact, we shall find that the great inventions of the age are not, with us at least, always produced in universities. </text:p>
      <text:p text:style-name="P3"/>
      <text:p text:style-name="P3">Charles Babbage </text:p>
      <text:p text:style-name="Preformatted_20_Tex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freebasic_20_book" style:class="text">
      <loext:graphic-properties draw:fill="solid" draw:fill-color="#c0c0c0"/>
      <style:paragraph-properties fo:margin-left="0in" fo:margin-right="0in" fo:text-indent="0in" style:auto-text-indent="true" fo:background-color="#c0c0c0" fo:padding="0.0201in" fo:border-left="none" fo:border-right="none" fo:border-top="2.49pt solid #000000" fo:border-bottom="2.49pt solid #000000" style:shadow="none"/>
      <style:text-properties style:font-name="Arial1" fo:font-family="Arial" style:font-style-name="Regular" style:font-family-generic="swiss" style:font-pitch="variable" fo:font-size="11pt" style:font-size-asian="10.5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freebasic_20_book" style:list-style-name="" style:class="text">
      <style:paragraph-properties fo:margin-top="0in" fo:margin-bottom="0in" loext:contextual-spacing="false" fo:padding-left="0.2in" fo:padding-right="0in" fo:padding-top="0in" fo:padding-bottom="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font-size-asian="10.5pt"/>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2" fo:font-family="'Courier New'" style:font-style-name="Regular" style:font-family-generic="modern" style:font-pitch="fixed"/>
    </style:style>
    <style:style style:name="analysis" style:family="paragraph" style:parent-style-name="freebasic_20_book">
      <style:paragraph-properties fo:margin-left="0in" fo:margin-right="0in" fo:text-indent="0in" style:auto-text-indent="true" fo:padding="0.0201in" fo:border-left="none" fo:border-right="none" fo:border-top="2.49pt solid #000000" fo:border-bottom="2.49pt solid #000000" style:shadow="none"/>
      <style:text-properties style:font-name="Arial1"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freebasic_20_book"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Arial1"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freebasic_20_book" style:class="html">
      <style:paragraph-properties fo:margin-left="0in" fo:margin-right="0in" fo:margin-top="0in" fo:margin-bottom="0in" loext:contextual-spacing="false" fo:text-align="start" style:justify-single-word="false" fo:text-indent="0in" style:auto-text-indent="true"/>
      <style:text-properties style:font-name="Arial1" fo:font-family="Arial" style:font-style-name="Regular" style:font-family-generic="swiss" style:font-pitch="variable" fo:font-size="12pt" style:font-name-asian="Courier New3" style:font-family-asian="'Courier New'" style:font-family-generic-asian="modern" style:font-pitch-asian="fixed" style:font-size-asian="12pt" style:font-name-complex="Courier New3" style:font-family-complex="'Courier New'" style:font-family-generic-complex="modern" style:font-pitch-complex="fixed" style:font-size-complex="2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text-properties style:font-name="Arial1" fo:font-family="Arial" style:font-style-name="Regular" style:font-family-generic="swiss" style:font-pitch="variable" style:font-size-asian="10.5pt"/>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Horizontal_20_Line" style:display-name="Horizontal Line" style:family="paragraph" style:parent-style-name="freebasic_20_book"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Drawing" style:family="paragraph" style:parent-style-name="Caption" style:class="extra"/>
    <style:style style:name="Illustration"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code2" style:family="paragraph" style:parent-style-name="Preformatted_20_Text" style:list-style-name="List_20_1">
      <style:paragraph-properties text:number-lines="true" text:line-number="1"/>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usage="mirrored">
      <style:page-layout-properties fo:page-width="6.9291in" fo:page-height="9.8425in" style:num-format="1" style:print-orientation="portrait" fo:margin-top="1in" fo:margin-bottom="1in" fo:margin-left="1.25in" fo:margin-right="1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List"><text:page-number text:select-page="current">2</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nventions Used in the Book </dc:title>
    <dc:date>2019-04-09T15:18:26.941193824</dc:date>
    <meta:editing-duration>PT1H48M21S</meta:editing-duration>
    <meta:editing-cycles>13</meta:editing-cycles>
    <meta:generator>LibreOffice/5.2.7.2$Linux_ARM_EABI LibreOffice_project/20m0$Build-2</meta:generator>
    <meta:document-statistic meta:table-count="2" meta:image-count="0" meta:object-count="0" meta:page-count="2" meta:paragraph-count="20" meta:word-count="365" meta:character-count="2091" meta:non-whitespace-character-count="1727"/>
    <meta:template xlink:type="simple" xlink:actuate="onRequest" xlink:title="" xlink:href="../fbeginnerm.odm" meta:date="2019-04-09T15:16:47.967207316"/>
  </office:meta>
</office:document-meta>
</file>